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c85e8"/>
    </style:style>
    <style:style style:name="P3" style:family="paragraph" style:parent-style-name="Standard">
      <style:text-properties fo:language="en" fo:country="US"/>
    </style:style>
    <style:style style:name="P4" style:family="paragraph" style:parent-style-name="Standard">
      <style:text-properties fo:language="en" fo:country="US" officeooo:rsid="002032a0" officeooo:paragraph-rsid="002032a0"/>
    </style:style>
    <style:style style:name="P5" style:family="paragraph" style:parent-style-name="Standard">
      <style:text-properties fo:language="en" fo:country="US" officeooo:rsid="0022a8d9" officeooo:paragraph-rsid="0022a8d9"/>
    </style:style>
    <style:style style:name="P6" style:family="paragraph" style:parent-style-name="Standard">
      <style:text-properties fo:language="en" fo:country="US" officeooo:rsid="00248b79" officeooo:paragraph-rsid="00248b79"/>
    </style:style>
    <style:style style:name="P7" style:family="paragraph" style:parent-style-name="Standard">
      <style:text-properties fo:language="en" fo:country="US" officeooo:rsid="00248b79" officeooo:paragraph-rsid="0026890c"/>
    </style:style>
    <style:style style:name="T1" style:family="text">
      <style:text-properties officeooo:rsid="0018465a"/>
    </style:style>
    <style:style style:name="T2" style:family="text">
      <style:text-properties officeooo:rsid="0019bb5d"/>
    </style:style>
    <style:style style:name="T3" style:family="text">
      <style:text-properties fo:language="en" fo:country="US"/>
    </style:style>
    <style:style style:name="T4" style:family="text">
      <style:text-properties fo:language="en" fo:country="US" officeooo:rsid="0019bb5d"/>
    </style:style>
    <style:style style:name="T5" style:family="text">
      <style:text-properties fo:language="en" fo:country="US" officeooo:rsid="001a0f58"/>
    </style:style>
    <style:style style:name="T6" style:family="text">
      <style:text-properties officeooo:rsid="001c85e8"/>
    </style:style>
    <style:style style:name="T7" style:family="text">
      <style:text-properties officeooo:rsid="001e005f"/>
    </style:style>
    <style:style style:name="T8" style:family="text">
      <style:text-properties officeooo:rsid="00220cbd"/>
    </style:style>
    <style:style style:name="T9" style:family="text">
      <style:text-properties officeooo:rsid="00248b79"/>
    </style:style>
    <style:style style:name="T10" style:family="text">
      <style:text-properties officeooo:rsid="0026890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ne of the brood of an indomitable evil cursing her home. Her saving grace is her mother the Yellow's complete disinterest in raising her progeny. <text:s/>Flynn is a large eyed black-feathered blue-crested dromaeosauridae sapien with a small stature half the size of a human. Though as tall as a human in length considering her feathery tail. At the head her black conical teeth show with great frequency if hardly bared against cobalt flesh. The bright blue blood coursing through her shows well against veins in her black irises. There isn't much hidden to the imagination on the well feathered body. She suffers no clothing except for a well-anchored backpack. Neither forest green material nor its red and blue stains ever quite dry.</text:p>
      <text:p text:style-name="P6"/>
      <text:p text:style-name="P6">[b]Personality:[/b] </text:p>
      <text:p text:style-name="P6"/>
      <text:p text:style-name="P6">Flynn while a gregarious soul lacks a sense of terror like most reachers. Quite a good thing with the nature of the world she must search for artifacts. Her demeanor can be amoral at times due to her bloodline. Though she generally lacks an accusatory nature for other's wrongs that do not affect her. Often she finds herself permitted into places she ought not go. The reacher's etheric touch is often the predicate of such things.</text:p>
      <text:p text:style-name="P6"/>
      <text:p text:style-name="P6">[b]Equipment and abilities:[/b] </text:p>
      <text:p text:style-name="P6"/>
      <text:p text:style-name="P6">Reacher's Etheric Soothe</text:p>
      <text:p text:style-name="P7"><text:span text:style-name="T10">Etheric Soothe is a ritual inscribed into her person when becoming a Reacher. It arose from efforts by the Twitch to alter broken minds of the Lost. The etheric soothe to try and impress upon undead a harmless nature was a difficult exercise in many fields. Its benefit to the living is fickle at best.</text:span> Twitch to which she caters suspect Flynn's bloodline enhances her disarming nature. All Reachers earn the ritual to some degree upon entry. Thus they're generally tolerated in spite of the collection of oddminds. Far and Deep enforcement is keen to prevent Reachers from exploiting this touch overmuch. The ritual itself also causes secondary effects to those she meets. Flynn always has some familiar pleasant smell even to herself. As long as she's made an effort not to be otherwise repugnant at least. The alteration is first a more direct action. The touch will carry comforting warmness with it even across the boundries of death. It gathers together forgotten fond memories of the dead or even in the living unprepared for it. Undead that frequent Losthome are unable to feel warmth of body at all. Most find it placating at least. Reachers often complain of an entourage of lesser spirits seeking to grope them. Flynn's lurid reputation comes from her different tactics to end such incessant groping. The lesser spirits often seem to enjoy such high-contact tactics at the least. Flynn's hardly poor keeping Twitch with Far and Deep alive in Losthome with such little bother to her. As it is better than habits of spirit-beings to murder the Keepers pay complains little mind.</text:p>
      <text:p text:style-name="P6"/>
      <text:p text:style-name="P6">Thane</text:p>
      <text:p text:style-name="P6">This creature is a hairworm native to the dangerous place in her plane called Losthome. A creature born of nature's tenacious denial of a vacuum inimical to life. The worm gains its name from an amorphous nature splitting with ease into clouds of its parts. Flynn uses it as a resilient multi-tool for mundane use or for blood magic. As the worm grows it continues to gain power and is now able to locate objects to great range. The intelligent creature reads the world rather than sees it while helping Flynn. It often can discern the lies of worldly illusions from native capability of creating its own. It uses these illusions to communicate with its parts or writ large to communicate to others.</text:p>
      <text:p text:style-name="P6"/>
      <text:p text:style-name="P6">Gansteel Implant</text:p>
      <text:p text:style-name="P6">This implant houses her hairworm in her own body as a Thane. Many ports under her feathers are evidence of the extensive surgery. This was at first to avoid food in Losthome and enabled feeding the worm from her blood. Later improvements that meld it with her bloodline serve as a locus for power. It enables channeling of spells with the death energy that suffuses her plane. Sources of raw magical energy like many in Losthome also allow for a caster of prodigious fire rates. Burning magical energy off allows her to survive areas hazardous to most anyone else. If not her environment from the resulting damage en route. Employing such energies remains a distinct danger to herself.</text:p>
      <text:p text:style-name="P6"/>
      <text:p text:style-name="P6">Reacher</text:p>
      <text:p text:style-name="P6">Many hidden treasures lie in Losthome for study. Many specters also lurk there with varieties of vast and terrible power. This makes subterfuge best for retrieval but both remain arduous tasks. Researching those powers took lives and lifetimes of discovery by the Twitch she serves. Their libraries collate knowledge on how to evade notice from other-sighted beings. Second to few Flynn knows many ritual blood magics discovered thus far. Much of them used to give her protection from awareness by unnatural sight. Others are circle rituals to allow her to contain or shape lesser ethereal beings into egg hosts. Some to change a frame of reference to pierce the veil of understanding in strange realms. After drawing a creature's visage first-hand she becomes far more difficult to detect. With a completed tablet reality starts to become willing to look the other way. More if she has a piece of its person, meaningful belonging, or even more their true name. Other blood rituals recover objects of interest from the insubstantial astral realm. Reachers now armed go to dark places with tablets shading them from the worst of the dangers.</text:p>
      <text:p text:style-name="P6"/>
      <text:p text:style-name="P6">Dreamless</text:p>
      <text:p text:style-name="P6">Flynn's people do not dream. When their body needs rest as they enter sleep it spawns an astral glimmer to wander and keep the soul occupied. In their own world this would happen in Losthome. On other planes any coterminous plane will spawn the glimmer. Glimmer create memories of their travels fading like any dream. The yellow's bloodline and the Reachers are far more active. They overtake their Glimmer to manifest with their possessions wherever the glimmer is standing. The process leaves behind a pile of immaterial ectoplasm in their own shape. Professional Reachers like Flynn are lucid enough to drag others with them when manifesting. Sleeping on top of others is certain to drag them with her. Reachers have been known to summon others into their own dreams. This is often hazardous to all involved. The control gives practical immunity to magics that attempt to force them to sleep. Twitch sarcophagi preserve the ectoplasmic shadow instead of letting it evaporate. This would allow the Reachers to wake home again at will. Otherwise manifesters use the endless hall of doors called the Underworks to return home.</text:p>
      <text:p text:style-name="P6"/>
      <text:p text:style-name="P6">Bloodline</text:p>
      <text:p text:style-name="P6">The yellow's bloodline is strong and domineering in service of Grandfather Teeth. She is a creature of suffering and subservience owing allegiance to no one. While Flynn shares many traits the Yellow's children often lack much of the evil nature. A resilient creature it allow healing through evil powers to transmute or cause suffering. Much of this power Flynn will not use unless the situation is dire. The touch of the Yellow's power hides some pieces of her good nature whenever she uses it. Though her bloodline carries keys to the underworks as well it has similar costs. A curse to her bloodline follows as well. Few Yellows care to exploit the success of the yellow's progeny to breed with most living things. Though the progeny still look much like the Red Lady's Children they are sterile. Flynn has quite a few oddball whelps back home. Few of her egg hosts that survived resemble healthy normal whel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9S</meta:editing-duration>
    <meta:editing-cycles>9</meta:editing-cycles>
    <meta:generator>LibreOffice/5.0.5.2$Windows_x86 LibreOffice_project/55b006a02d247b5f7215fc6ea0fde844b30035b3</meta:generator>
    <dc:date>2016-04-11T02:54:56.720000000</dc:date>
    <meta:document-statistic meta:table-count="0" meta:image-count="0" meta:object-count="0" meta:page-count="1" meta:paragraph-count="16" meta:word-count="1251" meta:character-count="7436" meta:non-whitespace-character-count="6198"/>
    <meta:user-defined meta:name="Info 1"/>
    <meta:user-defined meta:name="Info 2"/>
    <meta:user-defined meta:name="Info 3"/>
    <meta:user-defined meta:name="Info 4"/>
  </office:meta>
</office:document-meta>
</file>